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witch</text:p>
          </table:table-cell>
          <table:table-cell table:number-columns-repeated="3"/>
          <table:table-cell office:value-type="string" calcext:value-type="string">
            <text:p>Jack</text:p>
          </table:table-cell>
          <table:table-cell table:number-columns-repeated="3"/>
          <table:table-cell office:value-type="string" calcext:value-type="string">
            <text:p>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DP1T1B1M6QE</text:p>
          </table:table-cell>
          <table:table-cell table:number-columns-repeated="3"/>
          <table:table-cell table:style-name="ce4" office:value-type="string" calcext:value-type="string">
            <text:p>35RAPC2BV4</text:p>
          </table:table-cell>
          <table:table-cell table:number-columns-repeated="3"/>
          <table:table-cell office:value-type="string" calcext:value-type="string">
            <text:p>1593KB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 PRICE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 PRICE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 PRIC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currency" office:currency="CAD" office:value="5.23" calcext:value-type="currency">
            <text:p>$5.2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currency" office:currency="CAD" office:value="2.99" calcext:value-type="currency">
            <text:p>$2.9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currency" office:currency="CAD" office:value="5.42" calcext:value-type="currency">
            <text:p>$5.4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CAD" office:value="4.682" calcext:value-type="currency">
            <text:p>$4.68</text:p>
          </table:table-cell>
          <table:table-cell table:style-name="ce3" office:value-type="currency" office:currency="CAD" office:value="46.82" calcext:value-type="currency">
            <text:p>$46.8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CAD" office:value="2.871" calcext:value-type="currency">
            <text:p>$2.87</text:p>
          </table:table-cell>
          <table:table-cell table:style-name="ce3" office:value-type="currency" office:currency="CAD" office:value="28.71" calcext:value-type="currency">
            <text:p>$28.7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currency" office:currency="CAD" office:value="4.952" calcext:value-type="currency">
            <text:p>$4.95</text:p>
          </table:table-cell>
          <table:table-cell table:style-name="ce3" office:value-type="currency" office:currency="CAD" office:value="24.76" calcext:value-type="currency">
            <text:p>$24.7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currency" office:currency="CAD" office:value="4.4416" calcext:value-type="currency">
            <text:p>$4.44</text:p>
          </table:table-cell>
          <table:table-cell table:style-name="ce3" office:value-type="currency" office:currency="CAD" office:value="111.04" calcext:value-type="currency">
            <text:p>$111.0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3" office:value-type="currency" office:currency="CAD" office:value="2.6312" calcext:value-type="currency">
            <text:p>$2.63</text:p>
          </table:table-cell>
          <table:table-cell table:style-name="ce3" office:value-type="currency" office:currency="CAD" office:value="65.78" calcext:value-type="currency">
            <text:p>$65.7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currency" office:currency="CAD" office:value="4.481" calcext:value-type="currency">
            <text:p>$4.48</text:p>
          </table:table-cell>
          <table:table-cell table:style-name="ce3" office:value-type="currency" office:currency="CAD" office:value="44.81" calcext:value-type="currency">
            <text:p>$44.81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currency" office:currency="CAD" office:value="4.2242" calcext:value-type="currency">
            <text:p>$4.22</text:p>
          </table:table-cell>
          <table:table-cell table:style-name="ce3" office:value-type="currency" office:currency="CAD" office:value="211.21" calcext:value-type="currency">
            <text:p>$211.2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" office:value-type="currency" office:currency="CAD" office:value="2.5116" calcext:value-type="currency">
            <text:p>$2.51</text:p>
          </table:table-cell>
          <table:table-cell table:style-name="ce3" office:value-type="currency" office:currency="CAD" office:value="125.58" calcext:value-type="currency">
            <text:p>$125.58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3" office:value-type="currency" office:currency="CAD" office:value="4.0096" calcext:value-type="currency">
            <text:p>$4.01</text:p>
          </table:table-cell>
          <table:table-cell table:style-name="ce3" office:value-type="currency" office:currency="CAD" office:value="100.24" calcext:value-type="currency">
            <text:p>$100.2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currency" office:currency="CAD" office:value="4.0283" calcext:value-type="currency">
            <text:p>$4.03</text:p>
          </table:table-cell>
          <table:table-cell table:style-name="ce3" office:value-type="currency" office:currency="CAD" office:value="402.83" calcext:value-type="currency">
            <text:p>$402.83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currency" office:currency="CAD" office:value="2.392" calcext:value-type="currency">
            <text:p>$2.39</text:p>
          </table:table-cell>
          <table:table-cell table:style-name="ce3" office:value-type="currency" office:currency="CAD" office:value="239.2" calcext:value-type="currency">
            <text:p>$239.2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" office:value-type="currency" office:currency="CAD" office:value="3.7736" calcext:value-type="currency">
            <text:p>$3.77</text:p>
          </table:table-cell>
          <table:table-cell table:style-name="ce3" office:value-type="currency" office:currency="CAD" office:value="188.68" calcext:value-type="currency">
            <text:p>$188.68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3" office:value-type="currency" office:currency="CAD" office:value="3.85404" calcext:value-type="currency">
            <text:p>$3.85</text:p>
          </table:table-cell>
          <table:table-cell table:style-name="ce3" office:value-type="currency" office:currency="CAD" office:value="963.51" calcext:value-type="currency">
            <text:p>$963.51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office:value-type="currency" office:currency="CAD" office:value="2.093" calcext:value-type="currency">
            <text:p>$2.09</text:p>
          </table:table-cell>
          <table:table-cell table:style-name="ce3" office:value-type="currency" office:currency="CAD" office:value="523.25" calcext:value-type="currency">
            <text:p>$523.25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office:value-type="currency" office:currency="CAD" office:value="3.5377" calcext:value-type="currency">
            <text:p>$3.54</text:p>
          </table:table-cell>
          <table:table-cell table:style-name="ce3" office:value-type="currency" office:currency="CAD" office:value="353.77" calcext:value-type="currency">
            <text:p>$353.7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currency" office:currency="CAD" office:value="3.52742" calcext:value-type="currency">
            <text:p>$3.53</text:p>
          </table:table-cell>
          <table:table-cell table:style-name="ce3" office:value-type="currency" office:currency="CAD" office:value="1763.71" calcext:value-type="currency">
            <text:p>$1,763.71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office:value-type="currency" office:currency="CAD" office:value="2.03318" calcext:value-type="currency">
            <text:p>$2.03</text:p>
          </table:table-cell>
          <table:table-cell table:style-name="ce3" office:value-type="currency" office:currency="CAD" office:value="1016.59" calcext:value-type="currency">
            <text:p>$1,016.59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office:value-type="currency" office:currency="CAD" office:value="3.30188" calcext:value-type="currency">
            <text:p>$3.30</text:p>
          </table:table-cell>
          <table:table-cell table:style-name="ce3" office:value-type="currency" office:currency="CAD" office:value="825.47" calcext:value-type="currency">
            <text:p>$825.4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3" office:value-type="currency" office:currency="CAD" office:value="3.35323" calcext:value-type="currency">
            <text:p>$3.35</text:p>
          </table:table-cell>
          <table:table-cell table:style-name="ce3" office:value-type="currency" office:currency="CAD" office:value="3353.23" calcext:value-type="currency">
            <text:p>$3,353.23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office:value-type="currency" office:currency="CAD" office:value="1.86874" calcext:value-type="currency">
            <text:p>$1.87</text:p>
          </table:table-cell>
          <table:table-cell table:style-name="ce3" office:value-type="currency" office:currency="CAD" office:value="1868.74" calcext:value-type="currency">
            <text:p>$1,868.7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office:value-type="currency" office:currency="CAD" office:value="3.24292" calcext:value-type="currency">
            <text:p>$3.24</text:p>
          </table:table-cell>
          <table:table-cell table:style-name="ce3" office:value-type="currency" office:currency="CAD" office:value="1621.46" calcext:value-type="currency">
            <text:p>$1,621.46</text:p>
          </table:table-cell>
        </table:table-row>
        <table:table-row table:style-name="ro1">
          <table:table-cell table:number-columns-repeated="8"/>
          <table:table-cell table:style-name="ce1" office:value-type="float" office:value="1000" calcext:value-type="float">
            <text:p>1000</text:p>
          </table:table-cell>
          <table:table-cell table:style-name="ce3" office:value-type="currency" office:currency="CAD" office:value="3.18395" calcext:value-type="currency">
            <text:p>$3.18</text:p>
          </table:table-cell>
          <table:table-cell table:style-name="ce3" office:value-type="currency" office:currency="CAD" office:value="3183.95" calcext:value-type="currency">
            <text:p>$3,183.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4" table:number-rows-spanned="1">
            <text:p>To build 100 boxe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Quantity</text:p>
          </table:table-cell>
          <table:table-cell table:style-name="ce9" office:value-type="string" calcext:value-type="string">
            <text:p>per unit price</text:p>
          </table:table-cell>
          <table:table-cell table:style-name="ce9" office:value-type="string" calcext:value-type="string">
            <text:p>total pr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00" calcext:value-type="float">
            <text:p>200</text:p>
          </table:table-cell>
          <table:table-cell office:value-type="float" office:value="4.03" calcext:value-type="float">
            <text:p>4.03</text:p>
          </table:table-cell>
          <table:table-cell table:formula="of:=[.C16]*2" office:value-type="float" office:value="8.06" calcext:value-type="float">
            <text:p>8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400" calcext:value-type="float">
            <text:p>400</text:p>
          </table:table-cell>
          <table:table-cell office:value-type="float" office:value="2.09" calcext:value-type="float">
            <text:p>2.09</text:p>
          </table:table-cell>
          <table:table-cell table:formula="of:=[.C17]*4" office:value-type="float" office:value="8.36" calcext:value-type="float">
            <text:p>8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plate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table:formula="of:=[.C20]*1" office:value-type="float" office:value="3.54" calcext:value-type="float">
            <text:p>3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0" office:value-type="string" calcext:value-type="string">
            <text:p>price/box</text:p>
          </table:table-cell>
          <table:table-cell table:style-name="ce11" table:formula="of:=SUM([.D16:.D20])" office:value-type="currency" office:currency="CAD" office:value="19.96" calcext:value-type="currency">
            <text:p>$19.9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4" table:number-rows-spanned="1">
            <text:p>To build 5 boxe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Quantity</text:p>
          </table:table-cell>
          <table:table-cell table:style-name="ce9" office:value-type="string" calcext:value-type="string">
            <text:p>per unit price</text:p>
          </table:table-cell>
          <table:table-cell table:style-name="ce9" office:value-type="string" calcext:value-type="string">
            <text:p>total pr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0" calcext:value-type="float">
            <text:p>10</text:p>
          </table:table-cell>
          <table:table-cell office:value-type="float" office:value="4.68" calcext:value-type="float">
            <text:p>4.68</text:p>
          </table:table-cell>
          <table:table-cell table:formula="of:=[.C26]*2" office:value-type="float" office:value="9.36" calcext:value-type="float">
            <text:p>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20" calcext:value-type="float">
            <text:p>20</text:p>
          </table:table-cell>
          <table:table-cell office:value-type="float" office:value="2.87" calcext:value-type="float">
            <text:p>2.87</text:p>
          </table:table-cell>
          <table:table-cell table:formula="of:=[.C27]*4" office:value-type="float" office:value="11.48" calcext:value-type="float">
            <text:p>11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 plate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5" calcext:value-type="float">
            <text:p>5</text:p>
          </table:table-cell>
          <table:table-cell office:value-type="float" office:value="4.48" calcext:value-type="float">
            <text:p>4.48</text:p>
          </table:table-cell>
          <table:table-cell table:formula="of:=[.C30]*1" office:value-type="float" office:value="4.48" calcext:value-type="float">
            <text:p>4.4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0" office:value-type="string" calcext:value-type="string">
            <text:p>price/box</text:p>
          </table:table-cell>
          <table:table-cell table:style-name="ce11" table:formula="of:=SUM([.D26:.D30])" office:value-type="currency" office:currency="CAD" office:value="25.32" calcext:value-type="currency">
            <text:p>$25.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00-00-00</text:date>, <text:time style:data-style-name="N2" text:time-value="17:54:59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22:16:04.444000000</meta:creation-date>
    <meta:generator>LibreOffice/6.3.6.2$Windows_X86_64 LibreOffice_project/2196df99b074d8a661f4036fca8fa0cbfa33a497</meta:generator>
    <dc:date>2021-01-30T18:20:12.673000000</dc:date>
    <meta:editing-duration>PT10M25S</meta:editing-duration>
    <meta:editing-cycles>5</meta:editing-cycles>
    <meta:document-statistic meta:table-count="1" meta:cell-count="136" meta:object-count="0"/>
  </office:meta>
</office:document-meta>
</file>